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quency_sweep" table:style-name="ta1">
        <table:shapes>
          <draw:frame draw:z-index="0" draw:style-name="gr1" draw:text-style-name="P1" svg:width="16.004cm" svg:height="9.005cm" svg:x="9.295cm" svg:y="2.789cm">
            <draw:object draw:notify-on-update-of-ranges="frequency_sweep.A1:frequency_sweep.A1 frequency_sweep.A2:frequency_sweep.A46 frequency_sweep.C1:frequency_sweep.C1 frequency_sweep.C2:frequency_sweep.C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req (kHz)</text:p>
          </table:table-cell>
          <table:table-cell office:value-type="string" calcext:value-type="string">
            <text:p><text:s/>Gain</text:p>
          </table:table-cell>
          <table:table-cell office:value-type="string" calcext:value-type="string">
            <text:p><text:s/>Gain(dB) 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1289377512951" calcext:value-type="float">
            <text:p>0.001289377512951</text:p>
          </table:table-cell>
          <table:table-cell table:formula="of:=10*LOG10([.B2])" office:value-type="float" office:value="-28.8961990825742" calcext:value-type="float">
            <text:p>-28.896199082574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258638447864135" calcext:value-type="float">
            <text:p>0.002586384478641</text:p>
          </table:table-cell>
          <table:table-cell table:formula="of:=10*LOG10([.B3])" office:value-type="float" office:value="-25.8730691466801" calcext:value-type="float">
            <text:p>-25.873069146680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38833914443317" calcext:value-type="float">
            <text:p>0.003883391444332</text:p>
          </table:table-cell>
          <table:table-cell table:formula="of:=10*LOG10([.B4])" office:value-type="float" office:value="-24.1078883053434" calcext:value-type="float">
            <text:p>-24.107888305343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518039841002205" calcext:value-type="float">
            <text:p>0.005180398410022</text:p>
          </table:table-cell>
          <table:table-cell table:formula="of:=10*LOG10([.B5])" office:value-type="float" office:value="-22.8563683859059" calcext:value-type="float">
            <text:p>-22.856368385905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646977592297305" calcext:value-type="float">
            <text:p>0.006469775922973</text:p>
          </table:table-cell>
          <table:table-cell table:formula="of:=10*LOG10([.B6])" office:value-type="float" office:value="-21.8911076061438" calcext:value-type="float">
            <text:p>-21.891107606143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77667828886634" calcext:value-type="float">
            <text:p>0.007766782888663</text:p>
          </table:table-cell>
          <table:table-cell table:formula="of:=10*LOG10([.B7])" office:value-type="float" office:value="-21.0975883487036" calcext:value-type="float">
            <text:p>-21.097588348703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906378985435375" calcext:value-type="float">
            <text:p>0.009063789854354</text:p>
          </table:table-cell>
          <table:table-cell table:formula="of:=10*LOG10([.B8])" office:value-type="float" office:value="-20.4269017222592" calcext:value-type="float">
            <text:p>-20.426901722259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103607968200441" calcext:value-type="float">
            <text:p>0.010360796820044</text:p>
          </table:table-cell>
          <table:table-cell table:formula="of:=10*LOG10([.B9])" office:value-type="float" office:value="-19.8460684292661" calcext:value-type="float">
            <text:p>-19.8460684292661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116501743329951" calcext:value-type="float">
            <text:p>0.011650174332995</text:p>
          </table:table-cell>
          <table:table-cell table:formula="of:=10*LOG10([.B10])" office:value-type="float" office:value="-19.3366757581467" calcext:value-type="float">
            <text:p>-19.336675758146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129471812986854" calcext:value-type="float">
            <text:p>0.012947181298686</text:p>
          </table:table-cell>
          <table:table-cell table:formula="of:=10*LOG10([.B11])" office:value-type="float" office:value="-18.8782477055342" calcext:value-type="float">
            <text:p>-18.878247705534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258867331446315" calcext:value-type="float">
            <text:p>0.025886733144632</text:p>
          </table:table-cell>
          <table:table-cell table:formula="of:=10*LOG10([.B12])" office:value-type="float" office:value="-15.8692275322598" calcext:value-type="float">
            <text:p>-15.869227532259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388110260850989" calcext:value-type="float">
            <text:p>0.038811026085099</text:p>
          </table:table-cell>
          <table:table-cell table:formula="of:=10*LOG10([.B13])" office:value-type="float" office:value="-14.1104487523974" calcext:value-type="float">
            <text:p>-14.110448752397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17124306673482" calcext:value-type="float">
            <text:p>0.051712430667348</text:p>
          </table:table-cell>
          <table:table-cell table:formula="of:=10*LOG10([.B14])" office:value-type="float" office:value="-12.8640504836974" calcext:value-type="float">
            <text:p>-12.864050483697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645680585331614" calcext:value-type="float">
            <text:p>0.064568058533162</text:p>
          </table:table-cell>
          <table:table-cell table:formula="of:=10*LOG10([.B15])" office:value-type="float" office:value="-11.8998227199607" calcext:value-type="float">
            <text:p>-11.899822719960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773855391352778" calcext:value-type="float">
            <text:p>0.077385539135278</text:p>
          </table:table-cell>
          <table:table-cell table:formula="of:=10*LOG10([.B16])" office:value-type="float" office:value="-11.1134018738566" calcext:value-type="float">
            <text:p>-11.113401873856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901496135682188" calcext:value-type="float">
            <text:p>0.090149613568219</text:p>
          </table:table-cell>
          <table:table-cell table:formula="of:=10*LOG10([.B17])" office:value-type="float" office:value="-10.450361305672" calcext:value-type="float">
            <text:p>-10.45036130567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02852652379245" calcext:value-type="float">
            <text:p>0.102852652379245</text:p>
          </table:table-cell>
          <table:table-cell table:formula="of:=10*LOG10([.B18])" office:value-type="float" office:value="-9.87784504175218" calcext:value-type="float">
            <text:p>-9.8778450417521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15479396662877" calcext:value-type="float">
            <text:p>0.115479396662877</text:p>
          </table:table-cell>
          <table:table-cell table:formula="of:=10*LOG10([.B19])" office:value-type="float" office:value="-9.37495493813378" calcext:value-type="float">
            <text:p>-9.374954938133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8022216966377" calcext:value-type="float">
            <text:p>0.128022216966377</text:p>
          </table:table-cell>
          <table:table-cell table:formula="of:=10*LOG10([.B20])" office:value-type="float" office:value="-8.92714656378414" calcext:value-type="float">
            <text:p>-8.92714656378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7201898207842" calcext:value-type="float">
            <text:p>0.247201898207842</text:p>
          </table:table-cell>
          <table:table-cell table:formula="of:=10*LOG10([.B21])" office:value-type="float" office:value="-6.06948198720657" calcext:value-type="float">
            <text:p>-6.069481987206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49314493671369" calcext:value-type="float">
            <text:p>0.349314493671369</text:p>
          </table:table-cell>
          <table:table-cell table:formula="of:=10*LOG10([.B22])" office:value-type="float" office:value="-4.56783394348294" calcext:value-type="float">
            <text:p>-4.567833943482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27379054100449" calcext:value-type="float">
            <text:p>0.427379054100449</text:p>
          </table:table-cell>
          <table:table-cell table:formula="of:=10*LOG10([.B23])" office:value-type="float" office:value="-3.69186766475891" calcext:value-type="float">
            <text:p>-3.691867664758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76154145463146" calcext:value-type="float">
            <text:p>0.476154145463146</text:p>
          </table:table-cell>
          <table:table-cell table:formula="of:=10*LOG10([.B24])" office:value-type="float" office:value="-3.22252430290213" calcext:value-type="float">
            <text:p>-3.222524302902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92481174325366" calcext:value-type="float">
            <text:p>0.492481174325366</text:p>
          </table:table-cell>
          <table:table-cell table:formula="of:=10*LOG10([.B25])" office:value-type="float" office:value="-3.07610366268656" calcext:value-type="float">
            <text:p>-3.07610366268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89879530941246" calcext:value-type="float">
            <text:p>0.489879530941246</text:p>
          </table:table-cell>
          <table:table-cell table:formula="of:=10*LOG10([.B26])" office:value-type="float" office:value="-3.09910706665296" calcext:value-type="float">
            <text:p>-3.099107066652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6804861487286" calcext:value-type="float">
            <text:p>0.486804861487286</text:p>
          </table:table-cell>
          <table:table-cell table:formula="of:=10*LOG10([.B27])" office:value-type="float" office:value="-3.12645093329073" calcext:value-type="float">
            <text:p>-3.126450933290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83333460490879" calcext:value-type="float">
            <text:p>0.483333460490879</text:p>
          </table:table-cell>
          <table:table-cell table:formula="of:=10*LOG10([.B28])" office:value-type="float" office:value="-3.15753138228522" calcext:value-type="float">
            <text:p>-3.157531382285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79427180688329" calcext:value-type="float">
            <text:p>0.479427180688329</text:p>
          </table:table-cell>
          <table:table-cell table:formula="of:=10*LOG10([.B29])" office:value-type="float" office:value="-3.19277347673394" calcext:value-type="float">
            <text:p>-3.192773476733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20779577480907" calcext:value-type="float">
            <text:p>0.420779577480907</text:p>
          </table:table-cell>
          <table:table-cell table:formula="of:=10*LOG10([.B30])" office:value-type="float" office:value="-3.75945346807223" calcext:value-type="float">
            <text:p>-3.759453468072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32941688092713" calcext:value-type="float">
            <text:p>0.332941688092713</text:p>
          </table:table-cell>
          <table:table-cell table:formula="of:=10*LOG10([.B31])" office:value-type="float" office:value="-4.77631822821378" calcext:value-type="float">
            <text:p>-4.776318228213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28189301981369" calcext:value-type="float">
            <text:p>0.228189301981369</text:p>
          </table:table-cell>
          <table:table-cell table:formula="of:=10*LOG10([.B32])" office:value-type="float" office:value="-6.4170472012537" calcext:value-type="float">
            <text:p>-6.41704720125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20667424525639" calcext:value-type="float">
            <text:p>0.120667424525639</text:p>
          </table:table-cell>
          <table:table-cell table:formula="of:=10*LOG10([.B33])" office:value-type="float" office:value="-9.1840995656548" calcext:value-type="float">
            <text:p>-9.18409956565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2763769254831" calcext:value-type="float">
            <text:p>0.025276376925483</text:p>
          </table:table-cell>
          <table:table-cell table:formula="of:=10*LOG10([.B34])" office:value-type="float" office:value="-15.9728517698914" calcext:value-type="float">
            <text:p>-15.97285176989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79053337504101" calcext:value-type="float">
            <text:p>0.04790533375041</text:p>
          </table:table-cell>
          <table:table-cell table:formula="of:=10*LOG10([.B35])" office:value-type="float" office:value="-13.1961612981275" calcext:value-type="float">
            <text:p>-13.19616129812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919425349619672" calcext:value-type="float">
            <text:p>0.091942534961967</text:p>
          </table:table-cell>
          <table:table-cell table:formula="of:=10*LOG10([.B36])" office:value-type="float" office:value="-10.3648352641976" calcext:value-type="float">
            <text:p>-10.36483526419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05782362231157" calcext:value-type="float">
            <text:p>0.105782362231157</text:p>
          </table:table-cell>
          <table:table-cell table:formula="of:=10*LOG10([.B37])" office:value-type="float" office:value="-9.75586738957215" calcext:value-type="float">
            <text:p>-9.755867389572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922706014297594" calcext:value-type="float">
            <text:p>0.09227060142976</text:p>
          </table:table-cell>
          <table:table-cell table:formula="of:=10*LOG10([.B38])" office:value-type="float" office:value="-10.3493664860117" calcext:value-type="float">
            <text:p>-10.34936648601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3968230958793" calcext:value-type="float">
            <text:p>0.028396823095879</text:p>
          </table:table-cell>
          <table:table-cell table:formula="of:=10*LOG10([.B39])" office:value-type="float" office:value="-15.4673024407635" calcext:value-type="float">
            <text:p>-15.467302440763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198899832914985" calcext:value-type="float">
            <text:p>0.019889983291499</text:p>
          </table:table-cell>
          <table:table-cell table:formula="of:=10*LOG10([.B40])" office:value-type="float" office:value="-17.0136558170277" calcext:value-type="float">
            <text:p>-17.013655817027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236360445865218" calcext:value-type="float">
            <text:p>0.023636044586522</text:p>
          </table:table-cell>
          <table:table-cell table:formula="of:=10*LOG10([.B41])" office:value-type="float" office:value="-16.2642519944791" calcext:value-type="float">
            <text:p>-16.26425199447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251771940398715" calcext:value-type="float">
            <text:p>0.000251771940399</text:p>
          </table:table-cell>
          <table:table-cell table:formula="of:=10*LOG10([.B42])" office:value-type="float" office:value="-35.9899267299321" calcext:value-type="float">
            <text:p>-35.989926729932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17967361201181" calcext:value-type="float">
            <text:p>0.017967361201181</text:p>
          </table:table-cell>
          <table:table-cell table:formula="of:=10*LOG10([.B43])" office:value-type="float" office:value="-17.4551570140618" calcext:value-type="float">
            <text:p>-17.455157014061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971992278993828" calcext:value-type="float">
            <text:p>0.009719922789938</text:p>
          </table:table-cell>
          <table:table-cell table:formula="of:=10*LOG10([.B44])" office:value-type="float" office:value="-20.1233718487176" calcext:value-type="float">
            <text:p>-20.12337184871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945289194406085" calcext:value-type="float">
            <text:p>0.009452891944061</text:p>
          </table:table-cell>
          <table:table-cell table:formula="of:=10*LOG10([.B45])" office:value-type="float" office:value="-20.2443530649503" calcext:value-type="float">
            <text:p>-20.244353064950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145112191102532" calcext:value-type="float">
            <text:p>0.014511219110253</text:p>
          </table:table-cell>
          <table:table-cell table:formula="of:=10*LOG10([.B46])" office:value-type="float" office:value="-18.382961002697" calcext:value-type="float">
            <text:p>-18.3829610026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1-01-16T00:46:30.804000000</dc:date>
    <meta:editing-duration>PT2M54S</meta:editing-duration>
    <meta:editing-cycles>2</meta:editing-cycles>
    <meta:document-statistic meta:table-count="1" meta:cell-count="13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3.1cm" svg:y="4.204cm" style:legend-expansion="high" chart:style-name="ch2"/>
        <chart:plot-area chart:style-name="ch3" table:cell-range-address="frequency_sweep.A1:frequency_sweep.A46 frequency_sweep.C1:frequency_sweep.C46" chart:data-source-has-labels="row" svg:x="0.32cm" svg:y="0.18cm" svg:width="12.46cm" svg:height="8.646cm">
          <chart:coordinate-region svg:x="1.047cm" svg:y="0.379cm" svg:width="11.361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requency_sweep.C2:frequency_sweep.C46" chart:label-cell-address="frequency_sweep.C1:frequency_sweep.C1" chart:class="chart:scatter">
            <chart:domain table:cell-range-address="frequency_sweep.A2:frequency_sweep.A46"/>
            <chart:data-point chart:repeated="4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Gain(dB) </text:p>
                <draw:g>
                  <svg:desc>frequency_sweep.C1:frequency_sweep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frequency_sweep.A2:frequency_sweep.A46</svg:desc>
                </draw:g>
              </table:table-cell>
              <table:table-cell office:value-type="float" office:value="-28.8961990825742">
                <text:p>-28.8961990825742</text:p>
                <draw:g>
                  <svg:desc>frequency_sweep.C2:frequency_sweep.C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25.8730691466801">
                <text:p>-25.8730691466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-24.1078883053434">
                <text:p>-24.1078883053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-22.8563683859059">
                <text:p>-22.8563683859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-21.8911076061438">
                <text:p>-21.8911076061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-21.0975883487036">
                <text:p>-21.0975883487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-20.4269017222592">
                <text:p>-20.4269017222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-19.8460684292661">
                <text:p>-19.8460684292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-19.3366757581467">
                <text:p>-19.33667575814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-18.8782477055342">
                <text:p>-18.87824770553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5.8692275322598">
                <text:p>-15.86922753225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-14.1104487523974">
                <text:p>-14.11044875239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-12.8640504836974">
                <text:p>-12.86405048369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-11.8998227199607">
                <text:p>-11.89982271996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">
                <text:p>0.6</text:p>
              </table:table-cell>
              <table:table-cell office:value-type="float" office:value="-11.1134018738566">
                <text:p>-11.1134018738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-10.450361305672">
                <text:p>-10.450361305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-9.87784504175218">
                <text:p>-9.877845041752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-9.37495493813378">
                <text:p>-9.37495493813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-8.92714656378414">
                <text:p>-8.927146563784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-6.06948198720657">
                <text:p>-6.06948198720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-4.56783394348294">
                <text:p>-4.567833943482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-3.69186766475891">
                <text:p>-3.691867664758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-3.22252430290213">
                <text:p>-3.222524302902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-3.07610366268656">
                <text:p>-3.07610366268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-3.09910706665296">
                <text:p>-3.099107066652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-3.12645093329073">
                <text:p>-3.126450933290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-3.15753138228522">
                <text:p>-3.157531382285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-3.19277347673394">
                <text:p>-3.192773476733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-3.75945346807223">
                <text:p>-3.759453468072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4.77631822821378">
                <text:p>-4.776318228213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-6.4170472012537">
                <text:p>-6.41704720125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-9.1840995656548">
                <text:p>-9.18409956565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-15.9728517698914">
                <text:p>-15.97285176989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">
                <text:p>70</text:p>
              </table:table-cell>
              <table:table-cell office:value-type="float" office:value="-13.1961612981275">
                <text:p>-13.19616129812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">
                <text:p>80</text:p>
              </table:table-cell>
              <table:table-cell office:value-type="float" office:value="-10.3648352641976">
                <text:p>-10.36483526419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-9.75586738957215">
                <text:p>-9.755867389572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-10.3493664860117">
                <text:p>-10.34936648601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">
                <text:p>200</text:p>
              </table:table-cell>
              <table:table-cell office:value-type="float" office:value="-15.4673024407635">
                <text:p>-15.46730244076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">
                <text:p>300</text:p>
              </table:table-cell>
              <table:table-cell office:value-type="float" office:value="-17.0136558170277">
                <text:p>-17.01365581702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-16.2642519944791">
                <text:p>-16.26425199447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">
                <text:p>500</text:p>
              </table:table-cell>
              <table:table-cell office:value-type="float" office:value="-35.9899267299321">
                <text:p>-35.98992672993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">
                <text:p>600</text:p>
              </table:table-cell>
              <table:table-cell office:value-type="float" office:value="-17.4551570140618">
                <text:p>-17.45515701406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0">
                <text:p>700</text:p>
              </table:table-cell>
              <table:table-cell office:value-type="float" office:value="-20.1233718487176">
                <text:p>-20.12337184871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0">
                <text:p>800</text:p>
              </table:table-cell>
              <table:table-cell office:value-type="float" office:value="-20.2443530649503">
                <text:p>-20.24435306495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-18.382961002697">
                <text:p>-18.3829610026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